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draw:auto-grow-height="true" fo:min-height="2.75cm"/>
      <style:paragraph-properties style:writing-mode="lr-tb"/>
    </style:style>
    <style:style style:name="pr11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 fo:background-color="transparent"/>
    </style:style>
    <style:style style:name="P6" style:family="paragraph">
      <loext:graphic-properties draw:fill="none" draw:opacity="100%"/>
      <style:text-properties fo:color="#000000" loext:opacity="100%" loext:color-lum-mod="100%" loext:color-lum-off="0%" fo:background-color="transparent"/>
    </style:style>
    <style:style style:name="T1" style:family="text">
      <style:text-properties fo:color="#000000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<text:s/>IoT Smart Watch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Проект годинника інтернет речей</text:p>
            <text:p text:style-name="P2">Автор: Гончаренко Андрі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Вступ</text:p>
          </draw:text-box>
        </draw:frame>
        <draw:frame presentation:style-name="pr5" draw:text-style-name="P6" draw:layer="layout" svg:width="25cm" svg:height="11.5cm" svg:x="1.5cm" svg:y="3.5cm" presentation:class="outline" presentation:user-transformed="true">
          <draw:text-box>
            <text:list text:style-name="L2">
              <text:list-item>
                <text:p text:style-name="P5"><text:span text:style-name="T1">IoT (Internet of Things) - це концепція, яка описує мережу фізичних пристроїв, обладнаних сенсорами, програмним забезпеченням та здатністю взаємодіяти між собою та з іншими пристроями через Інтернет. Ці пристрої можуть бути різних типів: від простих датчиків температури до складних систем управління будинком або індустріальними процесами.</text:span></text:p>
                <text:p text:style-name="P5"><text:span text:style-name="T1"/></text:p>
              </text:list-item>
              <text:list-item>
                <text:p text:style-name="P5"><text:span text:style-name="T1">Основна ідея IoT полягає в тому, щоб надати речам, які нас оточують, здатність сприймати інформацію про своє середовище, комунікувати між собою та приймати рішення на основі зібраної інформації. Це відкриває безліч можливостей у різних сферах, включаючи домашнє господарство, медицину, транспорт, енергетику та багато іншого.</text:span></text:p>
                <text:p text:style-name="P5"><text:span text:style-name="T1"/></text:p>
              </text:list-item>
              <text:list-item>
                <text:p text:style-name="P5"><text:span text:style-name="T1">У моєму проекті, "IoT Smart Watch", я використовую принципи IoT для розробки інтелектуального годинника, який не лише надає базові функції годинника, але й може збирати дані, взаємодіяти з іншими пристроями та надавати розширені можливості для користувача.</text:span></text:p>
                <text:p text:style-name="P5"><text:span text:style-name="T1"/></text:p>
              </text:list-item>
              <text:list-item>
                <text:p text:style-name="P5"><text:span text:style-name="T1">Проект "IoT Smart Watch" поєднує сучасні технології, зручність використання та підключення до Інтернету речей, щоб створити інноваційний та функціональний пристрій, який підвищує здатність взаємодіяти зі світом навколо нас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Огляд смарт-годинника як пристрою Інтернету речей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Мій проект "IoT Smart Watch" базується на ідеї смарт-годинника, як пристрою Інтернету речей. Давайте поглянемо на основні можливості та функції, які реалізовані в моєму проекті згідно коду, доступному за посиланням <text:a xlink:href="https://github.com/taburyak/IoT_Smart_Watch" xlink:type="simple">https://github.com/taburyak/IoT_Smart_Watch</text:a></text:p>
              </text:list-item>
              <text:list-item>
                <text:p>Збір даних: Смарт-годинник обладнаний датчиком DHT11 який збирає інформацію про температуру і вологість в приміщенні. Демонструє інформацію на кольоровому дисплеї і відправляє данні в хмарний сервіс <text:a xlink:href="https://thingspeak.com/" xlink:type="simple">https://thingspeak.com/</text:a><text:s/>. Спостерігати за зібраною інформацією можна на публічному каналі <text:a xlink:href="file:///C:/Users/tabur/MegaCloud/Platformio/ESP32_IoT_Smart_Watch/Documentations/публічний%20канал" xlink:type="simple">https://thingspeak.com/channels/2193007</text:a></text:p>
              </text:list-item>
              <text:list-item>
                <text:p>Доступ до Інтернету: Завдяки можливості підключення до Інтернету, смарт-годинник може отримувати оновлення програмного забезпечення, синхронізувати дані з хмарними сервісами та отримувати доступ до різних онлайн-ресурсів. Наприклад, на поточний момент цей годинник має доступ до статистики мого youtube каналу <text:a xlink:href="file:///C:/Users/tabur/MegaCloud/Platformio/ESP32_IoT_Smart_Watch/Documentations/STM32%20without%20fear" xlink:type="simple">https://www.youtube.com/channel/UCHMrCiNnJB6PrRraDDZEyZQ</text:a><text:s/>і демонструє на дисплей кількість підписників, кількість переглядів і кількість опублікованих на каналі відео. А також має доступ до погодного сервісу <text:a xlink:href="https://openweathermap.org/" xlink:type="simple">https://openweathermap.org/</text:a><text:s/>завдяки якому можемо отримувати багато погодних даних в тій місцевості де знаходиться годинник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10" draw:layer="layout" svg:width="25cm" svg:height="2.75cm" svg:x="1.5cm" svg:y="0.75cm" presentation:class="title" presentation:placeholder="true">
          <draw:text-box/>
        </draw:frame>
        <draw:frame presentation:style-name="pr11" draw:text-style-name="P4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4T20:18:27.715000000</meta:creation-date>
    <meta:editing-duration>PT30M51S</meta:editing-duration>
    <meta:editing-cycles>3</meta:editing-cycles>
    <meta:generator>LibreOffice/7.5.4.2$Windows_X86_64 LibreOffice_project/36ccfdc35048b057fd9854c757a8b67ec53977b6</meta:generator>
    <dc:title>Lights</dc:title>
    <dc:date>2023-06-24T20:49:18.864000000</dc:date>
    <meta:document-statistic meta:object-count="99"/>
  </office:meta>
</office:document-meta>
</file>